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paragraph-rsid="00185a7d"/>
    </style:style>
    <style:style style:name="T1" style:family="text">
      <style:text-properties officeooo:rsid="00185a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/>export CLASSPATH='/home/iiitb/Desktop/session 10/mysql-connector-java-8.0.18.jar:.'</text:span></text:p>
      <text:p text:style-name="P2"><text:span text:style-name="Source_20_Text"><text:span text:style-name="T1">javac JdbcDemo.java</text:span></text:span></text:p>
      <text:p text:style-name="P2"><text:span text:style-name="Source_20_Text"><text:span text:style-name="T1">java JdbcDemo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5T12:16:42.875836945</meta:creation-date>
    <dc:date>2022-04-05T14:45:24.178636384</dc:date>
    <meta:editing-duration>PT26M6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7" meta:character-count="116" meta:non-whitespace-character-count="111"/>
  </office:meta>
</office:document-meta>
</file>